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Berlin Sans FB" svg:font-family="Berlin Sans FB" style:font-family-generic="swiss" style:font-pitch="variable" svg:panose-1="2 14 6 2 2 5 2 2 3 6"/>
    <style:font-face style:name="Arial, Arial" svg:font-family="Arial, Arial" style:font-family-generic="swiss"/>
    <style:font-face style:name="Tw Cen MT" svg:font-family="Tw Cen MT" style:font-family-generic="swiss" style:font-pitch="variable" svg:panose-1="2 11 6 2 2 1 4 2 6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autospace="none" fo:background-color="#FFFFFF">
        <style:tab-stops>
          <style:tab-stop style:type="left" style:position="6.9326in"/>
        </style:tab-stops>
      </style:paragraph-properties>
    </style:style>
    <style:style style:name="T2" style:parent-style-name="DefaultParagraphFont" style:family="text">
      <style:text-properties style:font-name="Berlin Sans FB" style:font-name-asian="Arial, Arial" style:font-name-complex="Arial, Arial" fo:color="#000000" fo:font-size="14pt" style:font-size-asian="14pt" style:font-size-complex="14pt" fo:background-color="#FFFFFF"/>
    </style:style>
    <style:style style:name="T3" style:parent-style-name="DefaultParagraphFont" style:family="text">
      <style:text-properties style:font-name="Berlin Sans FB" style:font-name-asian="Arial, Arial" style:font-name-complex="Arial, Arial" fo:color="#000000" fo:font-size="18pt" style:font-size-asian="18pt" style:font-size-complex="18pt" fo:background-color="#FFFFFF"/>
    </style:style>
    <style:style style:name="T4" style:parent-style-name="DefaultParagraphFont" style:family="text">
      <style:text-properties style:font-name="Berlin Sans FB" style:font-name-asian="Arial, Arial" style:font-name-complex="Arial, Arial" fo:color="#FF3333" fo:font-size="22pt" style:font-size-asian="22pt" style:font-size-complex="22pt" fo:background-color="#FFFFFF"/>
    </style:style>
    <style:style style:name="P5" style:parent-style-name="Standard" style:family="paragraph">
      <style:paragraph-properties style:text-autospace="none" fo:background-color="#FFFFFF">
        <style:tab-stops>
          <style:tab-stop style:type="left" style:position="6.9326in"/>
        </style:tab-stops>
      </style:paragraph-properties>
      <style:text-properties style:font-name="Berlin Sans FB" fo:color="#000000" fo:font-size="14pt" style:font-size-asian="14pt" style:font-size-complex="14pt" fo:background-color="#FFFFFF"/>
    </style:style>
    <style:style style:name="P6" style:parent-style-name="Standard" style:family="paragraph">
      <style:paragraph-properties style:text-autospace="none">
        <style:tab-stops>
          <style:tab-stop style:type="left" style:position="6.9326in"/>
        </style:tab-stops>
      </style:paragraph-properties>
    </style:style>
    <style:style style:name="T7" style:parent-style-name="DefaultParagraphFont" style:family="text">
      <style:text-properties style:font-name="Tw Cen MT" style:font-name-asian="Arial, Arial" style:font-name-complex="Arial, Arial" fo:color="#000000" fo:font-size="16pt" style:font-size-asian="16pt" style:font-size-complex="15pt"/>
    </style:style>
    <style:style style:name="T8" style:parent-style-name="DefaultParagraphFont" style:family="text">
      <style:text-properties style:font-name="Tw Cen MT" style:font-name-asian="Arial, Arial" style:font-name-complex="Arial, Arial" fo:color="#000000" fo:font-size="16pt" style:font-size-asian="16pt" style:font-size-complex="15pt"/>
    </style:style>
    <style:style style:name="P9" style:parent-style-name="Standard" style:family="paragraph">
      <style:paragraph-properties style:text-autospace="none">
        <style:tab-stops>
          <style:tab-stop style:type="left" style:position="6.9326in"/>
        </style:tab-stops>
      </style:paragraph-properties>
    </style:style>
    <style:style style:name="T10" style:parent-style-name="DefaultParagraphFont" style:family="text">
      <style:text-properties style:font-name="Tw Cen MT" style:font-name-asian="Arial, Arial" style:font-name-complex="Arial, Arial" fo:color="#000000" fo:font-size="16pt" style:font-size-asian="16pt" style:font-size-complex="15pt"/>
    </style:style>
    <style:style style:name="T11" style:parent-style-name="DefaultParagraphFont" style:family="text">
      <style:text-properties style:font-name="Tw Cen MT" style:font-name-asian="Arial, Arial" style:font-name-complex="Arial, Arial" fo:color="#000000" fo:font-size="16pt" style:font-size-asian="16pt" style:font-size-complex="15pt"/>
    </style:style>
    <style:style style:name="T12" style:parent-style-name="DefaultParagraphFont" style:family="text">
      <style:text-properties style:font-name="Tw Cen MT" style:font-name-asian="Arial, Arial" style:font-name-complex="Arial, Arial" fo:color="#000000" fo:font-size="16pt" style:font-size-asian="16pt" style:font-size-complex="15pt"/>
    </style:style>
    <style:style style:name="T13" style:parent-style-name="DefaultParagraphFont" style:family="text">
      <style:text-properties style:font-name="Tw Cen MT" style:font-name-asian="Arial, Arial" style:font-name-complex="Arial, Arial" fo:font-weight="bold" style:font-weight-asian="bold" style:font-weight-complex="bold" fo:color="#000000" fo:font-size="16pt" style:font-size-asian="16pt" style:font-size-complex="15pt"/>
    </style:style>
    <style:style style:name="T14" style:parent-style-name="DefaultParagraphFont" style:family="text">
      <style:text-properties style:font-name="Tw Cen MT" style:font-name-asian="Arial, Arial" style:font-name-complex="Arial, Arial" fo:color="#000000" fo:font-size="16pt" style:font-size-asian="16pt" style:font-size-complex="15pt"/>
    </style:style>
    <style:style style:name="T15" style:parent-style-name="DefaultParagraphFont" style:family="text">
      <style:text-properties style:font-name="Tw Cen MT" style:font-name-asian="Arial, Arial" style:font-name-complex="Arial, Arial" fo:font-weight="bold" style:font-weight-asian="bold" style:font-weight-complex="bold" fo:color="#000000" fo:font-size="16pt" style:font-size-asian="16pt" style:font-size-complex="15pt"/>
    </style:style>
    <style:style style:name="T16" style:parent-style-name="DefaultParagraphFont" style:family="text">
      <style:text-properties style:font-name="Tw Cen MT" style:font-name-asian="Arial, Arial" style:font-name-complex="Arial, Arial" fo:color="#000000" fo:font-size="16pt" style:font-size-asian="16pt" style:font-size-complex="15pt"/>
    </style:style>
    <style:style style:name="P17" style:parent-style-name="Standard" style:family="paragraph">
      <style:paragraph-properties style:text-autospace="none">
        <style:tab-stops>
          <style:tab-stop style:type="left" style:position="6.9326in"/>
        </style:tab-stops>
      </style:paragraph-properties>
    </style:style>
    <style:style style:name="T18" style:parent-style-name="DefaultParagraphFont" style:family="text">
      <style:text-properties style:font-name="Tw Cen MT" style:font-name-asian="Arial, Arial" style:font-name-complex="Arial, Arial" fo:color="#000000" fo:font-size="16pt" style:font-size-asian="16pt" style:font-size-complex="15pt"/>
    </style:style>
    <style:style style:name="T19" style:parent-style-name="DefaultParagraphFont" style:family="text">
      <style:text-properties style:font-name="Tw Cen MT" style:font-name-asian="Arial, Arial" style:font-name-complex="Arial, Arial" fo:color="#000000" fo:font-size="16pt" style:font-size-asian="16pt" style:font-size-complex="15pt"/>
    </style:style>
    <style:style style:name="T20" style:parent-style-name="DefaultParagraphFont" style:family="text">
      <style:text-properties style:font-name="Tw Cen MT" style:font-name-asian="Arial, Arial" style:font-name-complex="Arial, Arial" fo:color="#000000" fo:font-size="16pt" style:font-size-asian="16pt" style:font-size-complex="15pt"/>
    </style:style>
    <style:style style:name="T21" style:parent-style-name="DefaultParagraphFont" style:family="text">
      <style:text-properties style:font-name="Tw Cen MT" style:font-name-asian="Arial, Arial" style:font-name-complex="Arial, Arial" fo:color="#000000" fo:font-size="16pt" style:font-size-asian="16pt" style:font-size-complex="15pt"/>
    </style:style>
    <style:style style:name="T22" style:parent-style-name="DefaultParagraphFont" style:family="text">
      <style:text-properties style:font-name="Tw Cen MT" style:font-name-asian="Arial, Arial" style:font-name-complex="Arial, Arial" fo:color="#000000" fo:font-size="16pt" style:font-size-asian="16pt" style:font-size-complex="15pt"/>
    </style:style>
    <style:style style:name="P23" style:parent-style-name="Standard" style:family="paragraph">
      <style:paragraph-properties style:text-autospace="none"/>
    </style:style>
    <style:style style:name="T24" style:parent-style-name="DefaultParagraphFont" style:family="text">
      <style:text-properties style:font-name="Tw Cen MT" style:font-name-asian="Arial, Arial" style:font-name-complex="Arial, Arial" fo:color="#000000" fo:font-size="16pt" style:font-size-asian="16pt" style:font-size-complex="15pt"/>
    </style:style>
    <style:style style:name="T25" style:parent-style-name="DefaultParagraphFont" style:family="text">
      <style:text-properties style:font-name="Tw Cen MT" style:font-name-asian="Arial, Arial" style:font-name-complex="Arial, Arial" fo:font-weight="bold" style:font-weight-asian="bold" style:font-weight-complex="bold" fo:font-style="italic" style:font-style-asian="italic" style:font-style-complex="italic" fo:color="#000000" fo:font-size="16pt" style:font-size-asian="16pt" style:font-size-complex="15pt"/>
    </style:style>
    <style:style style:name="T26" style:parent-style-name="DefaultParagraphFont" style:family="text">
      <style:text-properties style:font-name="Tw Cen MT" style:font-name-asian="Arial, Arial" style:font-name-complex="Arial, Arial" fo:color="#000000" fo:font-size="16pt" style:font-size-asian="16pt" style:font-size-complex="15pt"/>
    </style:style>
    <style:style style:name="T27" style:parent-style-name="DefaultParagraphFont" style:family="text">
      <style:text-properties style:font-name="Tw Cen MT" style:font-name-asian="Arial, Arial" style:font-name-complex="Arial, Arial" fo:color="#000000" fo:font-size="16pt" style:font-size-asian="16pt" style:font-size-complex="15pt"/>
    </style:style>
    <style:style style:name="P28" style:parent-style-name="Standard" style:family="paragraph">
      <style:paragraph-properties style:text-autospace="none"/>
    </style:style>
    <style:style style:name="T29" style:parent-style-name="DefaultParagraphFont" style:family="text">
      <style:text-properties style:font-name="Tw Cen MT" style:font-name-asian="Arial, Arial" style:font-name-complex="Arial, Arial" fo:color="#000000" fo:font-size="16pt" style:font-size-asian="16pt" style:font-size-complex="15pt"/>
    </style:style>
    <style:style style:name="T30" style:parent-style-name="DefaultParagraphFont" style:family="text">
      <style:text-properties style:font-name="Tw Cen MT" style:font-name-asian="Arial, Arial" style:font-name-complex="Arial, Arial" fo:color="#000000" fo:font-size="16pt" style:font-size-asian="16pt" style:font-size-complex="15pt"/>
    </style:style>
    <style:style style:name="T31" style:parent-style-name="DefaultParagraphFont" style:family="text">
      <style:text-properties style:font-name="Tw Cen MT" style:font-name-asian="Arial, Arial" style:font-name-complex="Arial, Arial" fo:font-style="italic" style:font-style-asian="italic" style:font-style-complex="italic" fo:color="#000000" fo:font-size="16pt" style:font-size-asian="16pt" style:font-size-complex="15pt"/>
    </style:style>
    <style:style style:name="T32" style:parent-style-name="DefaultParagraphFont" style:family="text">
      <style:text-properties style:font-name="Tw Cen MT" style:font-name-asian="Arial, Arial" style:font-name-complex="Arial, Arial" fo:color="#000000" fo:font-size="16pt" style:font-size-asian="16pt" style:font-size-complex="15pt"/>
    </style:style>
    <style:style style:name="T33" style:parent-style-name="DefaultParagraphFont" style:family="text">
      <style:text-properties style:font-name="Tw Cen MT" style:font-name-asian="Arial, Arial" style:font-name-complex="Arial, Arial" fo:color="#000000" fo:font-size="16pt" style:font-size-asian="16pt" style:font-size-complex="15pt"/>
    </style:style>
    <style:style style:name="P34" style:parent-style-name="Standard" style:family="paragraph">
      <style:paragraph-properties style:text-autospace="none"/>
      <style:text-properties style:font-name="Tw Cen MT" fo:color="#000000" fo:font-size="16pt" style:font-size-asian="16pt" style:font-size-complex="16pt"/>
    </style:style>
  </office:automatic-styles>
  <office:body>
    <office:text text:use-soft-page-breaks="true">
      <text:p text:style-name="P1"><text:span text:style-name="T2"><text:s text:c="34"/></text:span><text:span text:style-name="T3"><text:s/></text:span><text:span text:style-name="T4">GREEN SOLVENTS</text:span></text:p>
      <text:p text:style-name="P5"/>
      <text:p text:style-name="P6"><text:span text:style-name="T7">Green solvents have been characterised for their low toxicity, higher low solubility in water (low miscibility), easily biodegradable under environmental conditions, high boiling<text:s/></text:span><text:span text:style-name="T8">point (not very volatile, low odour, health problems to workers) and easy to recycle after use.</text:span></text:p>
      <text:p text:style-name="P9"><text:span text:style-name="T10">The<text:s/></text:span><text:span text:style-name="T11">well-known</text:span><text:span text:style-name="T12"><text:s/>monthly journal<text:s/></text:span><text:span text:style-name="T13">Green Chemistry<text:s/></text:span><text:span text:style-name="T14">has published a themed issue on<text:s/></text:span><text:span text:style-name="T15">green solvents</text:span><text:span text:style-name="T16">- alternative fluids in science and application.</text:span></text:p>
      <text:p text:style-name="P17"><text:span text:style-name="T18">This<text:s/></text:span><text:span text:style-name="T19">themed issue contains articles by world-leading chemists detailing the recent advances and challenges faced in this area.10 This issue promotes the innovative research towards the substitution of volatile organic solvents in solution phase synthesis. The s</text:span><text:span text:style-name="T20">eries of articles are based on the keynote presentations at an international conference organised by Dechema, held in October 2010 in Berchtesgaden, Germany. The topics are mainly based on the development and application of alternative solvents such as aqu</text:span><text:span text:style-name="T21">eous media, ionic liquids, supercritical phases, green organic solvents, soluble polymers, including phase-separable reagents or related separation strategies. There are increasing efforts from both academia and industry to develop cleaner and more sustain</text:span><text:span text:style-name="T22">able processes and technologies. All the research work presented in this themed issue aims to reduce solvent-related environmental damage.</text:span></text:p>
      <text:p text:style-name="P23"><text:span text:style-name="T24">Articles are collated in a print and online issue of<text:s/></text:span><text:span text:style-name="T25">Green Chemistry<text:s/></text:span><text:span text:style-name="T26">(www.rsc.org/greenchem) published in June 2011<text:s/></text:span><text:span text:style-name="T27">which is being widely promoted to inspire young chemists and generate enthusiasm for the future of green chemistry and sustainable technologies.11</text:span></text:p>
      <text:p text:style-name="P28"><text:span text:style-name="T29">A very interesting list of solvents, their toxic properties and the environmental impact have been listed by</text:span><text:span text:style-name="T30"><text:s/>the American Chemical Society (ACS) . The solvent data<text:s/></text:span><text:span text:style-name="T31">Green Solvents<text:s/></text:span><text:span text:style-name="T32">is an app that provides a reference list of solvents. It contain information data (molecular formula, CAS No) and coded with numbers from 1 to 10 (the higher the number the higher the h</text:span><text:span text:style-name="T33">azard or toxicity) for health and safety, and environmental hazards for air,</text:span></text:p>
      <text:p text:style-name="P3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Berlin Sans FB" svg:font-family="Berlin Sans FB" style:font-family-generic="swiss" style:font-pitch="variable" svg:panose-1="2 14 6 2 2 5 2 2 3 6"/>
    <style:font-face style:name="Arial, Arial" svg:font-family="Arial, Arial" style:font-family-generic="swiss"/>
    <style:font-face style:name="Tw Cen MT" svg:font-family="Tw Cen MT" style:font-family-generic="swiss" style:font-pitch="variable" svg:panose-1="2 11 6 2 2 1 4 2 6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itya Singh</dc:creator>
    <meta:creation-date>2013-09-30T16:43:00Z</meta:creation-date>
    <dc:date>2020-03-15T06:45:00Z</dc:date>
    <meta:template xlink:href="Normal" xlink:type="simple"/>
    <meta:editing-cycles>3</meta:editing-cycles>
    <meta:editing-duration>PT480S</meta:editing-duration>
    <meta:document-statistic meta:page-count="1" meta:paragraph-count="4" meta:word-count="311" meta:character-count="2081" meta:row-count="14" meta:non-whitespace-character-count="1774"/>
  </office:meta>
</office:document-meta>
</file>